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Created by https://www.toptal.com/developers/gitignore/api/java</text:p>
      <text:p text:style-name="Preformatted_20_Text"># Edit at https://www.toptal.com/developers/gitignore?templates=java</text:p>
      <text:p text:style-name="Preformatted_20_Text"/>
      <text:p text:style-name="Preformatted_20_Text">### Java ###</text:p>
      <text:p text:style-name="Preformatted_20_Text"># Compiled class file</text:p>
      <text:p text:style-name="Preformatted_20_Text">*.class</text:p>
      <text:p text:style-name="Preformatted_20_Text"/>
      <text:p text:style-name="Preformatted_20_Text"># Log file</text:p>
      <text:p text:style-name="Preformatted_20_Text">*.log</text:p>
      <text:p text:style-name="Preformatted_20_Text"/>
      <text:p text:style-name="Preformatted_20_Text"># BlueJ files</text:p>
      <text:p text:style-name="Preformatted_20_Text">*.ctxt</text:p>
      <text:p text:style-name="Preformatted_20_Text"/>
      <text:p text:style-name="Preformatted_20_Text"># Mobile Tools for Java (J2ME)</text:p>
      <text:p text:style-name="Preformatted_20_Text">.mtj.tmp/</text:p>
      <text:p text:style-name="Preformatted_20_Text"/>
      <text:p text:style-name="Preformatted_20_Text"># Package Files #</text:p>
      <text:p text:style-name="Preformatted_20_Text">*.jar</text:p>
      <text:p text:style-name="Preformatted_20_Text">*.war</text:p>
      <text:p text:style-name="Preformatted_20_Text">*.nar</text:p>
      <text:p text:style-name="Preformatted_20_Text">*.ear</text:p>
      <text:p text:style-name="Preformatted_20_Text">*.zip</text:p>
      <text:p text:style-name="Preformatted_20_Text">*.tar.gz</text:p>
      <text:p text:style-name="Preformatted_20_Text">*.rar</text:p>
      <text:p text:style-name="Preformatted_20_Text"/>
      <text:p text:style-name="Preformatted_20_Text"># virtual machine crash logs, see http://www.java.com/en/download/help/error_hotspot.xml</text:p>
      <text:p text:style-name="Preformatted_20_Text">hs_err_pid*</text:p>
      <text:p text:style-name="Preformatted_20_Text">replay_pid*</text:p>
      <text:p text:style-name="Preformatted_20_Text"/>
      <text:p text:style-name="P1"># End of https://www.toptal.com/developers/gitignore/api/java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6:16:09.946431224</meta:creation-date>
    <dc:date>2022-06-08T16:17:21.972061576</dc:date>
    <meta:editing-duration>PT1M1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55" meta:character-count="472" meta:non-whitespace-character-count="440"/>
  </office:meta>
</office:document-meta>
</file>